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106" officeooo:paragraph-rsid="001bf106"/>
    </style:style>
    <style:style style:name="P2" style:family="paragraph" style:parent-style-name="Standard">
      <style:text-properties officeooo:rsid="001c6237" officeooo:paragraph-rsid="001c6237"/>
    </style:style>
    <style:style style:name="P3" style:family="paragraph" style:parent-style-name="Standard">
      <style:text-properties officeooo:rsid="001c68a0" officeooo:paragraph-rsid="001c68a0"/>
    </style:style>
    <style:style style:name="P4" style:family="paragraph" style:parent-style-name="Standard">
      <style:text-properties officeooo:rsid="001cfb68" officeooo:paragraph-rsid="001cfb68"/>
    </style:style>
    <style:style style:name="P5" style:family="paragraph" style:parent-style-name="Standard">
      <style:text-properties officeooo:rsid="001eb774" officeooo:paragraph-rsid="001eb774"/>
    </style:style>
    <style:style style:name="P6" style:family="paragraph" style:parent-style-name="Standard">
      <style:text-properties officeooo:rsid="002081af" officeooo:paragraph-rsid="002081af"/>
    </style:style>
    <style:style style:name="P7" style:family="paragraph" style:parent-style-name="Standard">
      <style:text-properties officeooo:rsid="0020d31e" officeooo:paragraph-rsid="0020d31e"/>
    </style:style>
    <style:style style:name="T1" style:family="text">
      <style:text-properties officeooo:rsid="002081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réunion 22/04</text:p>
      <text:p text:style-name="P1"/>
      <text:p text:style-name="P1">équipe ssc : besoin constructeur sécurité pour épauler antonio sur projet onyxia</text:p>
      <text:p text:style-name="P1"/>
      <text:p text:style-name="P1">API resumé, première api ssc, question de maintenance, problème de garder la qualité, alors qu’un framework langchain sera toujours à la pointe de la technologie.</text:p>
      <text:p text:style-name="P1"/>
      <text:p text:style-name="P2">C’est quoi la mission ? Construction de l’offre, soutien et support</text:p>
      <text:p text:style-name="P2"/>
      <text:p text:style-name="P2">Définir ce qui doit être prioritaire</text:p>
      <text:p text:style-name="P2"/>
      <text:p text:style-name="P3">CEST UNE GALRE GIT</text:p>
      <text:p text:style-name="P3"/>
      <text:p text:style-name="P3">pk il a 24 issues antonio</text:p>
      <text:p text:style-name="P3"/>
      <text:p text:style-name="P3">on part de ce que christophe a défini comme priorité</text:p>
      <text:p text:style-name="P3"/>
      <text:p text:style-name="P4">1 Une interface de chat un peu propre :</text:p>
      <text:p text:style-name="P4"/>
      <text:p text:style-name="P4">- necissité de front end</text:p>
      <text:p text:style-name="P4">- choisir les services à garder</text:p>
      <text:p text:style-name="P4">- choix du frontend : fastchat, chat2</text:p>
      <text:p text:style-name="P4">chat2 possède déjà beaucoup de features présentes, maintenance actuelle sur chat2</text:p>
      <text:p text:style-name="P4"/>
      <text:p text:style-name="P5">le contenu …</text:p>
      <text:p text:style-name="P5"/>
      <text:p text:style-name="P6">qu’est ce que c’est cet outil</text:p>
      <text:p text:style-name="P6">qu’est ce qu’il fait</text:p>
      <text:p text:style-name="P6">ses limites</text:p>
      <text:p text:style-name="P6">le futur de cet outil</text:p>
      <text:p text:style-name="P6"/>
      <text:p text:style-name="P6">outil speech → Sounya</text:p>
      <text:p text:style-name="P6">sur de la webconf</text:p>
      <text:p text:style-name="P6">capgemini a vu que marché sur transcription de cr de réunion en physique</text:p>
      <text:p text:style-name="P6">besoin pour les policier lors des témoignages</text:p>
      <text:p text:style-name="P6"/>
      <text:p text:style-name="P6">mais y a déjà datalab de la gendarmerie qui taff dessus.</text:p>
      <text:p text:style-name="P6">Besoin de faire un gros état des lieux car déjà abordé par plein de services</text:p>
      <text:p text:style-name="P6"/>
      <text:p text:style-name="P6">Encore de la comm pour l’utilisation des modèles et du service.</text:p>
      <text:p text:style-name="P6">Faut attraper Christophe</text:p>
      <text:p text:style-name="P6"/>
      <text:p text:style-name="P7">sous système complexe : piloter certains projets et incorporer les briques que certains dévélopppent pour les proposer aux autres briques de l’usine I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12:11.794286138</meta:creation-date>
    <dc:date>2024-04-22T17:27:56.955788784</dc:date>
    <meta:editing-duration>PT13M33S</meta:editing-duration>
    <meta:editing-cycles>1</meta:editing-cycles>
    <meta:document-statistic meta:table-count="0" meta:image-count="0" meta:object-count="0" meta:page-count="1" meta:paragraph-count="27" meta:word-count="227" meta:character-count="1296" meta:non-whitespace-character-count="1096"/>
    <meta:generator>LibreOffice/7.3.7.2$Linux_X86_64 LibreOffice_project/30$Build-2</meta:generator>
  </office:meta>
</office:document-meta>
</file>